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ing( @ Nullable Method factoryMethod , ThrowingSupplier &lt; T &gt; suppl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ing( ThrowingSupplier &lt; T &gt; 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t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Then( ThrowingBiFunction &lt; RegisteredBean , ? super T , ? extends V &gt; 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f( InstanceSupplier &lt; T &gt; instanc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